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97509" officeooo:paragraph-rsid="00097509"/>
    </style:style>
    <style:style style:name="P2" style:family="paragraph" style:parent-style-name="Standard">
      <style:text-properties officeooo:rsid="000af4aa" officeooo:paragraph-rsid="000af4aa"/>
    </style:style>
    <style:style style:name="P3" style:family="paragraph" style:parent-style-name="Standard">
      <style:text-properties officeooo:rsid="000fd425" officeooo:paragraph-rsid="000fd425"/>
    </style:style>
    <style:style style:name="P4" style:family="paragraph" style:parent-style-name="Standard">
      <style:text-properties officeooo:rsid="0010ed94" officeooo:paragraph-rsid="0010ed94"/>
    </style:style>
    <style:style style:name="P5" style:family="paragraph" style:parent-style-name="Standard">
      <style:text-properties officeooo:rsid="001256ef" officeooo:paragraph-rsid="001256ef"/>
    </style:style>
    <style:style style:name="P6" style:family="paragraph" style:parent-style-name="Standard">
      <style:text-properties officeooo:rsid="001256ef" officeooo:paragraph-rsid="0023b056"/>
    </style:style>
    <style:style style:name="P7" style:family="paragraph" style:parent-style-name="Standard">
      <style:text-properties officeooo:rsid="0013b925" officeooo:paragraph-rsid="0013b925"/>
    </style:style>
    <style:style style:name="P8" style:family="paragraph" style:parent-style-name="Standard">
      <style:text-properties officeooo:rsid="00152b75" officeooo:paragraph-rsid="00152b75"/>
    </style:style>
    <style:style style:name="P9" style:family="paragraph" style:parent-style-name="Standard">
      <style:text-properties officeooo:rsid="001699a3" officeooo:paragraph-rsid="001699a3"/>
    </style:style>
    <style:style style:name="P10" style:family="paragraph" style:parent-style-name="Standard">
      <style:text-properties officeooo:rsid="0017a3dd" officeooo:paragraph-rsid="0017a3dd"/>
    </style:style>
    <style:style style:name="P11" style:family="paragraph" style:parent-style-name="Standard">
      <style:text-properties officeooo:rsid="0017a3dd" officeooo:paragraph-rsid="00196af2"/>
    </style:style>
    <style:style style:name="P12" style:family="paragraph" style:parent-style-name="Standard">
      <style:text-properties officeooo:paragraph-rsid="0025424f"/>
    </style:style>
    <style:style style:name="P13" style:family="paragraph" style:parent-style-name="Standard">
      <style:text-properties officeooo:rsid="002604c6" officeooo:paragraph-rsid="002604c6"/>
    </style:style>
    <style:style style:name="P14" style:family="paragraph" style:parent-style-name="Standard">
      <style:text-properties officeooo:rsid="00298609" officeooo:paragraph-rsid="00298609"/>
    </style:style>
    <style:style style:name="P15" style:family="paragraph" style:parent-style-name="Standard">
      <style:text-properties officeooo:rsid="0025424f" officeooo:paragraph-rsid="0025424f"/>
    </style:style>
    <style:style style:name="P16" style:family="paragraph" style:parent-style-name="Standard">
      <style:text-properties officeooo:rsid="00298609" officeooo:paragraph-rsid="002cfe3c"/>
    </style:style>
    <style:style style:name="P17" style:family="paragraph" style:parent-style-name="Standard">
      <style:text-properties officeooo:rsid="002cfe3c" officeooo:paragraph-rsid="002cfe3c"/>
    </style:style>
    <style:style style:name="P18" style:family="paragraph" style:parent-style-name="Standard">
      <style:text-properties officeooo:rsid="00152b75" officeooo:paragraph-rsid="00152b75"/>
    </style:style>
    <style:style style:name="P19" style:family="paragraph" style:parent-style-name="Standard">
      <style:text-properties officeooo:rsid="001699a3" officeooo:paragraph-rsid="001699a3"/>
    </style:style>
    <style:style style:name="P20" style:family="paragraph" style:parent-style-name="Standard">
      <style:text-properties officeooo:paragraph-rsid="001699a3"/>
    </style:style>
    <style:style style:name="P21" style:family="paragraph" style:parent-style-name="Standard">
      <style:text-properties officeooo:rsid="002e3f66" officeooo:paragraph-rsid="002e3f66"/>
    </style:style>
    <style:style style:name="P22" style:family="paragraph" style:parent-style-name="Standard">
      <style:text-properties officeooo:rsid="00196af2" officeooo:paragraph-rsid="001256ef"/>
    </style:style>
    <style:style style:name="T1" style:family="text">
      <style:text-properties officeooo:rsid="000a7478"/>
    </style:style>
    <style:style style:name="T2" style:family="text">
      <style:text-properties officeooo:rsid="000ec658"/>
    </style:style>
    <style:style style:name="T3" style:family="text">
      <style:text-properties officeooo:rsid="000fd425"/>
    </style:style>
    <style:style style:name="T4" style:family="text">
      <style:text-properties officeooo:rsid="0010ed94"/>
    </style:style>
    <style:style style:name="T5" style:family="text">
      <style:text-properties officeooo:rsid="001256ef"/>
    </style:style>
    <style:style style:name="T6" style:family="text">
      <style:text-properties officeooo:rsid="0013b925"/>
    </style:style>
    <style:style style:name="T7" style:family="text">
      <style:text-properties officeooo:rsid="00162629"/>
    </style:style>
    <style:style style:name="T8" style:family="text">
      <style:text-properties officeooo:rsid="0017e062"/>
    </style:style>
    <style:style style:name="T9" style:family="text">
      <style:text-properties officeooo:rsid="001f20ec"/>
    </style:style>
    <style:style style:name="T10" style:family="text">
      <style:text-properties officeooo:rsid="00203def"/>
    </style:style>
    <style:style style:name="T11" style:family="text">
      <style:text-properties officeooo:rsid="00212e52"/>
    </style:style>
    <style:style style:name="T12" style:family="text">
      <style:text-properties officeooo:rsid="002204e6"/>
    </style:style>
    <style:style style:name="T13" style:family="text">
      <style:text-properties officeooo:rsid="0022dac7"/>
    </style:style>
    <style:style style:name="T14" style:family="text">
      <style:text-properties officeooo:rsid="0023b056"/>
    </style:style>
    <style:style style:name="T15" style:family="text">
      <style:text-properties officeooo:rsid="0025424f"/>
    </style:style>
    <style:style style:name="T16" style:family="text">
      <style:text-properties officeooo:rsid="0025df89"/>
    </style:style>
    <style:style style:name="T17" style:family="text">
      <style:text-properties officeooo:rsid="002604c6"/>
    </style:style>
    <style:style style:name="T18" style:family="text">
      <style:text-properties officeooo:rsid="00282f88"/>
    </style:style>
    <style:style style:name="T19" style:family="text">
      <style:text-properties officeooo:rsid="002b73f7"/>
    </style:style>
    <style:style style:name="T20" style:family="text">
      <style:text-properties officeooo:rsid="002cfe3c"/>
    </style:style>
    <style:style style:name="T21" style:family="text">
      <style:text-properties officeooo:rsid="001699a3"/>
    </style:style>
    <style:style style:name="T22" style:family="text">
      <style:text-properties officeooo:rsid="002e3f66"/>
    </style:style>
    <style:style style:name="T23" style:family="text">
      <style:text-properties officeooo:rsid="002fb44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ujet : Finances personnelles</text:p>
      <text:p text:style-name="P1"/>
      <text:p text:style-name="P1">Qui ?Les personnes souhaitant gérer leurs finances personnelles.</text:p>
      <text:p text:style-name="P1"><text:s/></text:p>
      <text:p text:style-name="P1">Quand ? Maintenant.</text:p>
      <text:p text:style-name="P1"/>
      <text:p text:style-name="P1">Quoi ? <text:span text:style-name="T5">Chaine yt forum site officielv podcast</text:span></text:p>
      <text:p text:style-name="P1"/>
      <text:p text:style-name="P1">Ou ? Sur internet, <text:span text:style-name="T1">via des forums, sites internet.</text:span></text:p>
      <text:p text:style-name="P1"/>
      <text:p text:style-name="P1">Comment ? Gérer leurs finances personnelles de manière indépendante.</text:p>
      <text:p text:style-name="P1"/>
      <text:p text:style-name="P1">Pourquoi ? Car c’est dans leurs intérêts.</text:p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Gérer ses finances personnelles, <text:span text:style-name="T2">quels sont les sites et service qui peuvent vous </text:span><text:span text:style-name="T3">informer ?</text:span></text:p>
      <text:p text:style-name="P2"/>
      <text:p text:style-name="P4">Introduction :</text:p>
      <text:p text:style-name="P4"/>
      <text:p text:style-name="P3">Trop d’argent ? Pas assez ? Si comme moi à un moment donné vous vous voulez être plus indépendant de votre banquier, <text:span text:style-name="T4">ces </text:span><text:span text:style-name="T5">ressources </text:span><text:span text:style-name="T4">accessibles sur internet pourront vous informer en sachant que sur un sujet aussi vital que ces finances personnelles il est recommandé de croiser ces sources. </text:span><text:span text:style-name="T6">Ce n’est pas une liste exhaustive mais ce sont des sites qui m’ont pe</text:span><text:span text:style-name="T9">r</text:span><text:span text:style-name="T6">mis de me forme</text:span><text:span text:style-name="T9">r </text:span><text:span text:style-name="T19">ou</text:span><text:span text:style-name="T9"> de structurer ma pensée.</text:span></text:p>
      <text:p text:style-name="P3"/>
      <text:p text:style-name="P4">Je vais commencer par les forums que j’ai pu <text:span text:style-name="T5">fréquenter et que je trouve pas mal pour permettre de confronter ces points de vue, attention a l’effet mouton de Panurge </text:span><text:span text:style-name="T10">(FOMO in english) </text:span><text:span text:style-name="T5">qui peut </text:span><text:span text:style-name="T19">vous </text:span><text:span text:style-name="T5">inciter </text:span><text:span text:style-name="T10">à investir dans des produits à la mode ou non adaptés à votre situation</text:span><text:span text:style-name="T5">:</text:span></text:p>
      <text:p text:style-name="P4"/>
      <text:p text:style-name="P7">Forum</text:p>
      <text:p text:style-name="P7"/>
      <text:p text:style-name="P6">hfr topic finances <text:span text:style-name="T11">Forum que j’ai fréquenté </text:span><text:span text:style-name="T18">(surtout lurké) </text:span><text:span text:style-name="T11">pendant un long moment qui est un bon point de départ, </text:span><text:span text:style-name="T12">avec des personnes qui postent leurs plans d’épargne, d’investissement qui peuvent être une source d’inspiration pour débuter. </text:span></text:p>
      <text:p text:style-name="P6"><text:span text:style-name="T14">Aspect négatif, l</text:span><text:span text:style-name="T12">a « first page » est </text:span><text:span text:style-name="T20">devenue </text:span><text:span text:style-name="T14">très </text:span><text:span text:style-name="T12">complète </text:span><text:span text:style-name="T20">au fil des contributions de la communauté </text:span><text:span text:style-name="T12">mais </text:span><text:span text:style-name="T14">n’est </text:span><text:span text:style-name="T12">pas </text:span><text:span text:style-name="T15">du tout </text:span><text:span text:style-name="T12">adapté aux néophytes.</text:span></text:p>
      <text:p text:style-name="P5"/>
      <text:p text:style-name="P12"><text:span text:style-name="T6">investisseur heureux </text:span><text:span text:style-name="T13">Forum </text:span><text:span text:style-name="T15">fréquenté par des personnes souhaitant partager sur </text:span>la thématique de l’investissement patrimonial. <text:span text:style-name="T15">Très pointu, il n’est pas malheureusement adapté aux débutants.</text:span></text:p>
      <text:p text:style-name="P12"><text:a xlink:type="simple" xlink:href="https://www.investisseurs-heureux.fr/" text:style-name="Internet_20_link" text:visited-style-name="Visited_20_Internet_20_Link"><text:span text:style-name="T5">https://www.investisseurs-heureux.fr/</text:span></text:a></text:p>
      <text:p text:style-name="P12"/>
      <text:p text:style-name="P12"/>
      <text:p text:style-name="P7">Chaine <text:span text:style-name="T15">Youtube</text:span></text:p>
      <text:p text:style-name="P7"/>
      <text:p text:style-name="P7">Warren Buffet</text:p>
      <text:p text:style-name="P7"><text:a xlink:type="simple" xlink:href="https://www.youtube.com/@SecretMillionairesClub" text:style-name="Internet_20_link" text:visited-style-name="Visited_20_Internet_20_Link">https://www.youtube.com/@SecretMillionairesClub</text:a></text:p>
      <text:p text:style-name="P7"/>
      <text:p text:style-name="P12"><text:span text:style-name="T15">Qui ne connaît pas Warren BUFFET ? Cet investisseur de légende, sur qui on a beaucoup écrit, fait des vidéos prêter beaucoup de citation qui sont pour la plupart des fausses nouvelles. Si vous vous voulez des conseils en affaires, de vies par « </text:span>The Oracle of Omaha », <text:span text:style-name="T15">foncez !</text:span></text:p>
      <text:p text:style-name="P12"/>
      <text:p text:style-name="P15"><text:a xlink:type="simple" xlink:href="https://www.youtube.com/@Hiboo.Expert/videos" text:style-name="Internet_20_link" text:visited-style-name="Visited_20_Internet_20_Link"><text:span text:style-name="T6">https://www.youtube.com/@Hiboo.Expert/videos</text:span></text:a></text:p>
      <text:p text:style-name="P16"/>
      <text:p text:style-name="P17">Hiboo est un service de conseil d’investissement qui donne gratuitement certains de leurs conseils sur leur chaine Youtube. </text:p>
      <text:p text:style-name="Standard"/>
      <text:p text:style-name="Standard"><text:span text:style-name="T16">Le site ZoneBourse est, je cite, « </text:span>Zonebourse est un site d'information et de services financiers dédié aux investisseurs et aux professionnels de la bourse »,<text:span text:style-name="T16">site que je n’utilise pas, par contre, </text:span><text:span text:style-name="T20">ce service</text:span><text:span text:style-name="T16"> édite des vidéos de qualité à retrouver sur sa chaine youtube. Deux </text:span><text:span text:style-name="T17">séries de vidéos m’ont interpellé ;</text:span></text:p>
      <text:p text:style-name="Standard"/>
      <text:p text:style-name="Standard"/>
      <text:p text:style-name="P13">La série de Xavier DELMAS, série de vidéos sur l’investissement que l’on peut aussi retrouver en podcast. </text:p>
      <text:p text:style-name="P13">et « La Chronique Bourse » pour se tenir informé quotidiennement de l’actualité économique. </text:p>
      <text:p text:style-name="Standard"><text:a xlink:type="simple" xlink:href="https://www.youtube.com/@ZonebourseFR/videos" text:style-name="Internet_20_link" text:visited-style-name="Visited_20_Internet_20_Link">https://www.youtube.com/@ZonebourseFR/videos</text:a></text:p>
      <text:p text:style-name="P7"><text:a xlink:type="simple" xlink:href="https://www.youtube.com/channel/UCDa4J-pPEeD5oYemPGJiPRw" text:style-name="Internet_20_link" text:visited-style-name="Visited_20_Internet_20_Link">https://www.youtube.com/channel/UCDa4J-pPEeD5oYemPGJiPRw</text:a></text:p>
      <text:p text:style-name="P7"><text:soft-page-break/></text:p>
      <text:p text:style-name="P7"/>
      <text:p text:style-name="P14"/>
      <text:p text:style-name="P8">Sites officiels</text:p>
      <text:p text:style-name="P8"/>
      <text:p text:style-name="P8"><text:a xlink:type="simple" xlink:href="https://www.morningstar.fr/fr/" text:style-name="Internet_20_link" text:visited-style-name="Visited_20_Internet_20_Link">https://www.morningstar.fr/fr/</text:a></text:p>
      <text:p text:style-name="P17">Morning Star est une société qui vous donne des informations sur les placements financiers complet mais que j’utilise, à titre personnel, surtout pour ces articles sur la finance perso.</text:p>
      <text:p text:style-name="P17"/>
      <text:p text:style-name="P20"><text:span text:style-name="T21">la finance pour tou</text:span><text:span text:style-name="T8">s </text:span><text:span text:style-name="T20">est un site ayant pour vocation de je cite « </text:span><text:span text:style-name="T22">de </text:span>développer une pédagogie active sur l’ensemble des sujets portant sur les finances personnelles et le décryptage de l’économie. ».</text:p>
      <text:p text:style-name="P21">C’est un très bon point de départ pour s’intéresser à la finance perso. </text:p>
      <text:p text:style-name="P9"/>
      <text:p text:style-name="P9"/>
      <text:p text:style-name="P8"><text:span text:style-name="T23">L’AMF,</text:span> <text:span text:style-name="T7">espace epargnant. </text:span><text:span text:style-name="T23">L’Autorité des Marchés Financiers donne, sur son site, de l’information liés aux finances qui est une de ces missions. </text:span></text:p>
      <text:p text:style-name="P8">https://www.amf-france.org/fr</text:p>
      <text:p text:style-name="P22"/>
      <text:p text:style-name="P11"><text:s/></text:p>
      <text:p text:style-name="P8"/>
      <text:p text:style-name="P5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10T06:16:43.016000000</meta:creation-date>
    <dc:date>2024-06-15T23:14:58.451000000</dc:date>
    <meta:editing-duration>P1DT1H58S</meta:editing-duration>
    <meta:editing-cycles>39</meta:editing-cycles>
    <meta:generator>LibreOffice/7.6.4.1$Windows_X86_64 LibreOffice_project/e19e193f88cd6c0525a17fb7a176ed8e6a3e2aa1</meta:generator>
    <meta:document-statistic meta:table-count="0" meta:image-count="0" meta:object-count="0" meta:page-count="3" meta:paragraph-count="36" meta:word-count="538" meta:character-count="3530" meta:non-whitespace-character-count="3018"/>
  </office:meta>
</office:document-meta>
</file>